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4-09-09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4-08-06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4-07-08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4-06-11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4-05-06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4-04-09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4-03-0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4-01-10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12-11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11-09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10-1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09-14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08-0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07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06-13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05-03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04-1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03-08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02-10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3-01-04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12-06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11-07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10-06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09-14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08-04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07-13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06-08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05-1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04-05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03-02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02-03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2-01-10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12-03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11-04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10-04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09-0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08-03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07-0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06-03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05-0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04-0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03-08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02-04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1-01-06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12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11-02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10-07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09-04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08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07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06-0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05-05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04-06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03-02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02-0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20-01-02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11-01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10-0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09-03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08-01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07-02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06-04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05-01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04-02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03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02-0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9-01-03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12-0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11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10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09-05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08-02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07-03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06-04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05-10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04-0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03-0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02-0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8-01-03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12-04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11-08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09-0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08-0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07-07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06-0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05-0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04-05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03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02-08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7-01-0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12-07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11-0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10-0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09-0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08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07-0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06-0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05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04-0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03-0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02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6-01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12-0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11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10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09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08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07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06-0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05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04-0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03-0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02-05 0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5-01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12-0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11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10-0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09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08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06-0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02-1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4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3-12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3-11-0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3-10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3-07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3-06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3-03-0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3-02-1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3-01-0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12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11-0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10-0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08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07-1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05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03-0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02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2-01-0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11-0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10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09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08-0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06-0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05-0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04-1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02-0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11-0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10-0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09-1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08-0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06-2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06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05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04-1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03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02-0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10-01-1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12-0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11-0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10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08-1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07-0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06-0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05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04-0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03-1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02-1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12-1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11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10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09-0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08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07-0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06-0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05-0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04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03-0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02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8-01-1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12-1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11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10-0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07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06-1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04-0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03-07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2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200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7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6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6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6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4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4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3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2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9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8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8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8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2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8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7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7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2105571801</text:p>
          </table:table-cell>
          <table:table-cell office:value-type="string" calcext:value-type="string">
            <text:p>196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71" meta:object-count="0"/>
    <meta:user-defined meta:name="AppVersion">3.0</meta:user-defined>
  </office:meta>
</office:document-meta>
</file>